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04T12:29:19</dc:date>
    <dc:creator>Johanna Keto</dc:creator>
    <meta:editing-duration>PT35M49S</meta:editing-duration>
    <meta:editing-cycles>4</meta:editing-cycles>
    <meta:generator>LibreOffice/3.5$Linux_X86_64 LibreOffice_project/350m1$Build-2</meta:generator>
    <meta:document-statistic meta:table-count="0" meta:image-count="0" meta:object-count="0" meta:page-count="1" meta:paragraph-count="4" meta:word-count="89" meta:character-count="732" meta:non-whitespace-character-count="732"/>
  </office:meta>
</office:document-meta>
</file>